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33333" draw:fill="solid" draw:fill-color="#eeeeee" draw:textarea-horizontal-align="justify" draw:textarea-vertical-align="middle" draw:auto-grow-height="false"/>
    </style:style>
    <style:style style:name="gr2" style:family="graphic" style:parent-style-name="standard">
      <style:graphic-properties svg:stroke-color="#333333" draw:fill="solid" draw:fill-color="#83caff" draw:textarea-horizontal-align="justify" draw:textarea-vertical-align="middle" draw:auto-grow-height="false"/>
    </style:style>
    <style:style style:name="gr3" style:family="graphic" style:parent-style-name="standard">
      <style:graphic-properties svg:stroke-color="#333333" draw:fill="solid" draw:fill-color="#aecf00" draw:textarea-horizontal-align="justify" draw:textarea-vertical-align="middle" draw:auto-grow-height="false"/>
    </style:style>
    <style:style style:name="gr4" style:family="graphic" style:parent-style-name="standard">
      <style:graphic-properties svg:stroke-color="#333333" draw:fill="solid" draw:fill-color="#ff420e" draw:textarea-horizontal-align="justify" draw:textarea-vertical-align="middle" draw:auto-grow-height="false"/>
    </style:style>
    <style:style style:name="gr5" style:family="graphic" style:parent-style-name="standard">
      <style:graphic-properties draw:stroke="none" svg:stroke-color="#333333" draw:fill="none" draw:fill-color="#ffffff" fo:min-height="1.467cm"/>
    </style:style>
    <style:style style:name="gr6" style:family="graphic" style:parent-style-name="standard">
      <style:graphic-properties draw:stroke="none" svg:stroke-color="#333333" draw:fill="none" draw:fill-color="#ffffff" fo:min-height="0.737cm"/>
    </style:style>
    <style:style style:name="gr7" style:family="graphic" style:parent-style-name="objectwithoutfill">
      <style:graphic-properties draw:stroke="dash" draw:stroke-dash="Ultrafine_20_Dashed" svg:stroke-width="0.1cm" svg:stroke-color="#333333" draw:marker-start-width="0.35cm" draw:marker-end="" draw:marker-end-width="0.45cm" draw:fill="none" draw:textarea-vertical-align="middle" fo:padding-top="0.175cm" fo:padding-bottom="0.175cm" fo:padding-left="0.3cm" fo:padding-right="0.3cm"/>
    </style:style>
    <style:style style:name="gr8" style:family="graphic" style:parent-style-name="objectwithoutfill">
      <style:graphic-properties draw:stroke="dash" draw:stroke-dash="Ultrafine_20_Dashed" svg:stroke-width="0.1cm" svg:stroke-color="#333333" draw:marker-start-width="0.2cm" draw:marker-end="" draw:marker-end-width="0.3cm" draw:fill="none" draw:textarea-vertical-align="middle" fo:padding-top="0.175cm" fo:padding-bottom="0.175cm" fo:padding-left="0.3cm" fo:padding-right="0.3cm"/>
    </style:style>
    <style:style style:name="gr9" style:family="graphic" style:parent-style-name="objectwithoutfill">
      <style:graphic-properties draw:stroke="dash" draw:stroke-dash="Ultrafine_20_Dashed" svg:stroke-width="0.1cm" svg:stroke-color="#333333" draw:marker-end="" draw:marker-end-width="0.3cm" draw:fill="none" draw:textarea-vertical-align="middle" fo:padding-top="0.175cm" fo:padding-bottom="0.175cm" fo:padding-left="0.3cm" fo:padding-right="0.3cm"/>
    </style:style>
    <style:style style:name="gr10" style:family="graphic" style:parent-style-name="standard">
      <style:graphic-properties svg:stroke-width="0cm" svg:stroke-color="#333333" draw:marker-start-width="0.05cm" draw:marker-end="" draw:marker-end-width="0.05cm" draw:fill="solid" draw:fill-color="#ffff99"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dash" draw:stroke-dash="Fine_20_Dashed" svg:stroke-width="0.1cm" svg:stroke-color="#000000" draw:marker-end="" draw:textarea-vertical-align="middle" fo:padding-top="0.175cm" fo:padding-bottom="0.175cm" fo:padding-left="0.3cm" fo:padding-right="0.3cm"/>
    </style:style>
    <style:style style:name="gr12" style:family="graphic" style:parent-style-name="standard">
      <style:graphic-properties svg:stroke-width="0.1cm" svg:stroke-color="#333333" draw:marker-end=""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13" style:family="graphic" style:parent-style-name="standard">
      <style:graphic-properties svg:stroke-width="0.1cm" svg:stroke-color="#333333" draw:marker-end="" draw:fill="solid" draw:fill-color="#ff950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dash" draw:stroke-dash="Dashed_20__28_var_29_" svg:stroke-width="0.1cm" svg:stroke-color="#000000" draw:marker-end="" draw:textarea-vertical-align="middle" fo:padding-top="0.175cm" fo:padding-bottom="0.175cm" fo:padding-left="0.3cm" fo:padding-right="0.3cm"/>
    </style:style>
    <style:style style:name="gr15" style:family="graphic" style:parent-style-name="standard">
      <style:graphic-properties svg:stroke-width="0.1cm" svg:stroke-color="#ff0000" draw:marker-start="" draw:marker-start-width="0.35cm" draw:marker-end="Arrow" draw:marker-end-width="0.35cm" draw:textarea-vertical-align="middle" fo:padding-top="0.175cm" fo:padding-bottom="0.175cm" fo:padding-left="0.3cm" fo:padding-right="0.3cm"/>
    </style:style>
    <style:style style:name="gr16" style:family="graphic" style:parent-style-name="standard">
      <style:graphic-properties svg:stroke-color="#333333" draw:fill="solid" draw:fill-color="#eeeeee"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67cm" fo:min-width="2.294cm"/>
    </style:style>
    <style:style style:name="gr18" style:family="graphic" style:parent-style-name="standard">
      <style:graphic-properties svg:stroke-width="0.1cm" svg:stroke-color="#ff0000" draw:marker-start="Arrow" draw:marker-start-width="0.35cm" draw:marker-end="" draw:marker-end-width="0.35cm"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537cm" svg:height="7.946cm" svg:x="6.1cm" svg:y="12.199cm">
          <text:p text:style-name="P1">Node (Machine)</text:p>
          <text:p text:style-name="P1"/>
          <text:p text:style-name="P1"/>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6.184cm" svg:height="5.499cm" svg:x="6.598cm" svg:y="13.764cm">
          <text:p text:style-name="P1">Pod</text:p>
          <text:p text:style-name="P1">(label: app: backend)</text:p>
          <text:p text:style-name="P1"/>
          <text:p text:style-name="P1"/>
          <text:p text:style-name="P1"/>
          <text:p text:style-name="P1"/>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65cm" svg:height="0.84cm" svg:x="6.919cm" svg:y="15.905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65cm" svg:height="0.841cm" svg:x="6.919cm" svg:y="17.586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089cm" svg:height="0.924cm" svg:x="10.051cm" svg:y="15.821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089cm" svg:height="0.925cm" svg:x="10.051cm" svg:y="17.502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18cm" svg:height="1.717cm" svg:x="7.829cm" svg:y="16.661cm">
          <draw:text-box>
            <text:p>...</text:p>
          </draw:text-box>
        </draw:frame>
        <draw:frame draw:style-name="gr6" draw:layer="layout" svg:width="1.071cm" svg:height="0.987cm" svg:x="10.694cm" svg:y="16.577cm">
          <draw:text-box>
            <text:p>...</text:p>
          </draw:text-box>
        </draw:frame>
        <draw:line draw:style-name="gr7" draw:text-style-name="P1" draw:layer="layout" svg:x1="9.57cm" svg:y1="16.325cm" svg:x2="10.052cm" svg:y2="18.006cm">
          <text:p/>
        </draw:line>
        <draw:line draw:style-name="gr8" draw:text-style-name="P1" draw:layer="layout" svg:x1="9.57cm" svg:y1="18.007cm" svg:x2="10.052cm" svg:y2="18.007cm">
          <text:p/>
        </draw:line>
        <draw:line draw:style-name="gr9" draw:text-style-name="P1" draw:layer="layout" svg:x1="9.57cm" svg:y1="16.325cm" svg:x2="10.052cm" svg:y2="16.325cm">
          <text:p/>
        </draw:line>
        <draw:custom-shape draw:style-name="gr2" draw:text-style-name="P1" xml:id="id5" draw:id="id5" draw:layer="layout" svg:width="6.185cm" svg:height="5.498cm" svg:x="13.158cm" svg:y="13.747cm">
          <text:p text:style-name="P1">Pod</text:p>
          <text:p text:style-name="P1">(label: app: frontend)</text:p>
          <text:p text:style-name="P1"/>
          <text:p text:style-name="P1"/>
          <text:p text:style-name="P1"/>
          <text:p text:style-name="P1"/>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65cm" svg:height="0.841cm" svg:x="13.479cm" svg:y="15.891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65cm" svg:height="0.841cm" svg:x="13.479cm" svg:y="17.572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089cm" svg:height="0.926cm" svg:x="16.611cm" svg:y="15.806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089cm" svg:height="0.925cm" svg:x="16.611cm" svg:y="17.488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18cm" svg:height="1.717cm" svg:x="14.389cm" svg:y="16.647cm">
          <draw:text-box>
            <text:p>...</text:p>
          </draw:text-box>
        </draw:frame>
        <draw:frame draw:style-name="gr6" draw:layer="layout" svg:width="1.072cm" svg:height="0.987cm" svg:x="17.254cm" svg:y="16.563cm">
          <draw:text-box>
            <text:p>...</text:p>
          </draw:text-box>
        </draw:frame>
        <draw:line draw:style-name="gr7" draw:text-style-name="P1" draw:layer="layout" svg:x1="16.129cm" svg:y1="16.311cm" svg:x2="16.611cm" svg:y2="17.992cm">
          <text:p/>
        </draw:line>
        <draw:line draw:style-name="gr8" draw:text-style-name="P1" draw:layer="layout" svg:x1="16.129cm" svg:y1="17.993cm" svg:x2="16.611cm" svg:y2="17.993cm">
          <text:p/>
        </draw:line>
        <draw:line draw:style-name="gr9" draw:text-style-name="P1" draw:layer="layout" svg:x1="16.129cm" svg:y1="16.311cm" svg:x2="16.611cm" svg:y2="16.311cm">
          <text:p/>
        </draw:line>
        <draw:custom-shape draw:style-name="gr1" draw:text-style-name="P1" draw:layer="layout" svg:width="13.537cm" svg:height="7.946cm" svg:x="21.501cm" svg:y="12.199cm">
          <text:p text:style-name="P1">Node (Machine)</text:p>
          <text:p text:style-name="P1"/>
          <text:p text:style-name="P1"/>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1" xml:id="id3" draw:id="id3" draw:layer="layout" svg:width="6.186cm" svg:height="5.499cm" svg:x="21.917cm" svg:y="13.764cm">
          <text:p text:style-name="P1">Pod</text:p>
          <text:p text:style-name="P1">(label: app: backend)</text:p>
          <text:p text:style-name="P1"/>
          <text:p text:style-name="P1"/>
          <text:p text:style-name="P1"/>
          <text:p text:style-name="P1"/>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651cm" svg:height="0.84cm" svg:x="22.319cm" svg:y="15.905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651cm" svg:height="0.841cm" svg:x="22.4cm" svg:y="17.586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088cm" svg:height="0.924cm" svg:x="25.452cm" svg:y="15.821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088cm" svg:height="0.925cm" svg:x="25.452cm" svg:y="17.502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18cm" svg:height="1.717cm" svg:x="23.23cm" svg:y="16.661cm">
          <draw:text-box>
            <text:p>...</text:p>
          </draw:text-box>
        </draw:frame>
        <draw:frame draw:style-name="gr6" draw:layer="layout" svg:width="1.071cm" svg:height="0.987cm" svg:x="26.095cm" svg:y="16.577cm">
          <draw:text-box>
            <text:p>...</text:p>
          </draw:text-box>
        </draw:frame>
        <draw:line draw:style-name="gr7" draw:text-style-name="P1" draw:layer="layout" svg:x1="24.97cm" svg:y1="16.325cm" svg:x2="25.452cm" svg:y2="18.006cm">
          <text:p/>
        </draw:line>
        <draw:line draw:style-name="gr8" draw:text-style-name="P1" draw:layer="layout" svg:x1="24.97cm" svg:y1="18.007cm" svg:x2="25.452cm" svg:y2="18.007cm">
          <text:p/>
        </draw:line>
        <draw:line draw:style-name="gr9" draw:text-style-name="P1" draw:layer="layout" svg:x1="24.97cm" svg:y1="16.325cm" svg:x2="25.452cm" svg:y2="16.325cm">
          <text:p/>
        </draw:line>
        <draw:custom-shape draw:style-name="gr2" draw:text-style-name="P1" xml:id="id6" draw:id="id6" draw:layer="layout" svg:width="6.185cm" svg:height="5.498cm" svg:x="28.558cm" svg:y="13.747cm">
          <text:p text:style-name="P1">Pod</text:p>
          <text:p text:style-name="P1">(label: app: frontend)</text:p>
          <text:p text:style-name="P1"/>
          <text:p text:style-name="P1"/>
          <text:p text:style-name="P1"/>
          <text:p text:style-name="P1"/>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65cm" svg:height="0.841cm" svg:x="28.88cm" svg:y="15.891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65cm" svg:height="0.841cm" svg:x="28.88cm" svg:y="17.572cm">
          <text:p text:style-name="P1"><text:span text:style-name="T1">Contain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09cm" svg:height="0.926cm" svg:x="32.011cm" svg:y="15.806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09cm" svg:height="0.925cm" svg:x="32.011cm" svg:y="17.488cm">
          <text:p text:style-name="P1"><text:span text:style-name="T1">Volum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18cm" svg:height="1.717cm" svg:x="29.79cm" svg:y="16.647cm">
          <draw:text-box>
            <text:p>...</text:p>
          </draw:text-box>
        </draw:frame>
        <draw:frame draw:style-name="gr6" draw:layer="layout" svg:width="1.071cm" svg:height="0.987cm" svg:x="32.655cm" svg:y="16.563cm">
          <draw:text-box>
            <text:p>...</text:p>
          </draw:text-box>
        </draw:frame>
        <draw:line draw:style-name="gr7" draw:text-style-name="P1" draw:layer="layout" svg:x1="31.53cm" svg:y1="16.311cm" svg:x2="32.012cm" svg:y2="17.992cm">
          <text:p/>
        </draw:line>
        <draw:line draw:style-name="gr8" draw:text-style-name="P1" draw:layer="layout" svg:x1="31.53cm" svg:y1="17.993cm" svg:x2="32.012cm" svg:y2="17.993cm">
          <text:p/>
        </draw:line>
        <draw:line draw:style-name="gr9" draw:text-style-name="P1" draw:layer="layout" svg:x1="31.53cm" svg:y1="16.311cm" svg:x2="32.012cm" svg:y2="16.311cm">
          <text:p/>
        </draw:line>
        <draw:custom-shape draw:style-name="gr10" draw:text-style-name="P1" xml:id="id1" draw:id="id1" draw:layer="layout" svg:width="9.256cm" svg:height="3.336cm" svg:x="8.357cm" svg:y="6.608cm">
          <text:p text:style-name="P1">Service A</text:p>
          <text:p text:style-name="P1">(for label: app: backend)</text:p>
          <text:p text:style-name="P1"/>
          <text:p text:style-name="P1">Internal static I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xml:id="id4" draw:id="id4" draw:layer="layout" svg:width="9.258cm" svg:height="3.336cm" svg:x="23.72cm" svg:y="6.608cm">
          <text:p text:style-name="P1">Service B</text:p>
          <text:p text:style-name="P1">(for label: app: frontend)</text:p>
          <text:p text:style-name="P1"/>
          <text:p text:style-name="P1">Internal static I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1" draw:text-style-name="P1" draw:layer="layout" svg:x1="12.985cm" svg:y1="9.944cm" svg:x2="9.69cm" svg:y2="13.764cm" draw:start-shape="id1" draw:start-glue-point="5" draw:end-shape="id2" draw:end-glue-point="0" svg:d="M12985 9944v1910h-3295v1910" svg:viewBox="0 0 3296 3821">
          <text:p/>
        </draw:connector>
        <draw:connector draw:style-name="gr11" draw:text-style-name="P1" draw:layer="layout" svg:x1="12.985cm" svg:y1="9.944cm" svg:x2="25.01cm" svg:y2="13.764cm" draw:start-shape="id1" draw:start-glue-point="5" draw:end-shape="id3" draw:end-glue-point="0" svg:d="M12985 9944v1910h12025v1910" svg:viewBox="0 0 12026 3821">
          <text:p/>
        </draw:connector>
        <draw:connector draw:style-name="gr11" draw:text-style-name="P1" draw:layer="layout" draw:line-skew="-0.946cm" svg:x1="28.349cm" svg:y1="9.944cm" svg:x2="16.25cm" svg:y2="13.747cm" draw:start-shape="id4" draw:start-glue-point="5" draw:end-shape="id5" draw:end-glue-point="0" svg:d="M28349 9944v956h-12099v2847" svg:viewBox="0 0 12100 3804">
          <text:p/>
        </draw:connector>
        <draw:connector draw:style-name="gr11" draw:text-style-name="P1" draw:layer="layout" draw:line-skew="-0.946cm" svg:x1="28.349cm" svg:y1="9.944cm" svg:x2="31.65cm" svg:y2="13.747cm" draw:start-shape="id4" draw:start-glue-point="5" draw:end-shape="id6" draw:end-glue-point="0" svg:d="M28349 9944v956h3301v2847" svg:viewBox="0 0 3302 3804">
          <text:p/>
        </draw:connector>
        <draw:custom-shape draw:style-name="gr12" draw:text-style-name="P1" xml:id="id10" draw:id="id10" draw:layer="layout" svg:width="11.771cm" svg:height="3.434cm" svg:x="7.277cm" svg:y="1.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xml:id="id7" draw:id="id7" draw:layer="layout" svg:width="9.491cm" svg:height="4.219cm" svg:x="8.258cm" svg:y="23.381cm">
          <text:p text:style-name="P1">Replication</text:p>
          <text:p text:style-name="P1">Controller</text:p>
          <text:p text:style-name="P1"/>
          <text:p text:style-name="P1">(for label: app: backen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svg:x1="13.004cm" svg:y1="23.381cm" svg:x2="9.69cm" svg:y2="19.263cm" draw:start-shape="id7" draw:start-glue-point="4" draw:end-shape="id2" draw:end-glue-point="2" svg:d="M13004 23381v-2084h-3314v-2034" svg:viewBox="0 0 3315 4119">
          <text:p/>
        </draw:connector>
        <draw:connector draw:style-name="gr14" draw:text-style-name="P1" draw:layer="layout" draw:line-skew="0.003cm" svg:x1="13.004cm" svg:y1="23.381cm" svg:x2="25.01cm" svg:y2="19.263cm" draw:start-shape="id7" draw:start-glue-point="4" draw:end-shape="id3" svg:d="M13004 23381v-2081h12006v-2037" svg:viewBox="0 0 12007 4119">
          <text:p/>
        </draw:connector>
        <draw:custom-shape draw:style-name="gr13" draw:text-style-name="P1" xml:id="id8" draw:id="id8" draw:layer="layout" svg:width="9.491cm" svg:height="4.219cm" svg:x="23.585cm" svg:y="23.381cm">
          <text:p text:style-name="P1">Replication</text:p>
          <text:p text:style-name="P1">Controller</text:p>
          <text:p text:style-name="P1"/>
          <text:p text:style-name="P1">(for label: app: fronte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line-skew="1.011cm" svg:x1="28.331cm" svg:y1="23.381cm" svg:x2="16.25cm" svg:y2="19.245cm" draw:start-shape="id8" draw:start-glue-point="4" draw:end-shape="id5" draw:end-glue-point="2" svg:d="M28331 23381v-1081h-12081v-3055" svg:viewBox="0 0 12082 4137">
          <text:p/>
        </draw:connector>
        <draw:connector draw:style-name="gr14" draw:text-style-name="P1" draw:layer="layout" draw:line-skew="1.011cm" svg:x1="28.331cm" svg:y1="23.381cm" svg:x2="31.65cm" svg:y2="19.245cm" draw:start-shape="id8" draw:start-glue-point="4" draw:end-shape="id6" draw:end-glue-point="2" svg:d="M28331 23381v-1081h3319v-3055" svg:viewBox="0 0 3320 4137">
          <text:p/>
        </draw:connector>
        <draw:connector draw:style-name="gr15" draw:text-style-name="P1" draw:layer="layout" svg:x1="19.343cm" svg:y1="16.496cm" svg:x2="16.456cm" svg:y2="8.276cm" draw:start-shape="id5" draw:start-glue-point="1" draw:end-shape="id1" draw:end-glue-point="4" svg:d="M19343 16496h501v-8220h-3388" svg:viewBox="0 0 3389 8221">
          <text:p text:style-name="P1"/>
          <text:p text:style-name="P1"/>
          <text:p text:style-name="P1"/>
          <text:p text:style-name="P1"/>
          <text:p text:style-name="P1"/>
          <text:p text:style-name="P1"/>
          <text:p text:style-name="P1"/>
          <text:p text:style-name="P1"/>
          <text:p text:style-name="P1"/>
          <text:p text:style-name="P1"/>
        </draw:connector>
        <draw:custom-shape draw:style-name="gr16" draw:text-style-name="P1" xml:id="id9" draw:id="id9" draw:layer="layout" svg:width="8.729cm" svg:height="2.943cm" svg:x="23.984cm" svg:y="2.145cm">
          <text:p text:style-name="P1">Load Balancer</text:p>
          <text:p text:style-name="P1"><text:span text:style-name="T1"/></text:p>
          <text:p text:style-name="P1"><text:span text:style-name="T1">(External or cloud-provider specific)</text:span></text:p>
          <draw:enhanced-geometry svg:viewBox="0 0 21600 21600" draw:type="rectangle" draw:enhanced-path="M 0 0 L 21600 0 21600 21600 0 21600 0 0 Z N"/>
        </draw:custom-shape>
        <draw:frame draw:style-name="gr17" draw:text-style-name="P1" draw:layer="layout" svg:width="2.932cm" svg:height="1.717cm" svg:x="19.768cm" svg:y="8.4cm">
          <draw:text-box>
            <text:p text:style-name="P1">Internal</text:p>
            <text:p text:style-name="P1">requests</text:p>
          </draw:text-box>
        </draw:frame>
        <draw:connector draw:style-name="gr18" draw:text-style-name="P1" draw:layer="layout" svg:x1="28.349cm" svg:y1="6.608cm" svg:x2="28.348cm" svg:y2="5.088cm" draw:start-shape="id4" draw:start-glue-point="7" draw:end-shape="id9" draw:end-glue-point="2" svg:d="M28349 6608v-760h-1v-760" svg:viewBox="0 0 2 1521">
          <text:p/>
        </draw:connector>
        <draw:connector draw:style-name="gr18" draw:text-style-name="P1" draw:layer="layout" svg:x1="23.984cm" svg:y1="3.616cm" svg:x2="19.048cm" svg:y2="3.617cm" draw:start-shape="id9" draw:start-glue-point="3" draw:end-shape="id10" draw:end-glue-point="1" svg:d="M23984 3616h-2444v1h-2492" svg:viewBox="0 0 4937 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7T12:27:31.969796493</meta:creation-date>
    <dc:date>2016-01-12T13:25:44.843256834</dc:date>
    <meta:editing-duration>PT1H47M25S</meta:editing-duration>
    <meta:editing-cycles>15</meta:editing-cycles>
    <meta:generator>LibreOffice/4.2.8.2$Linux_X86_64 LibreOffice_project/420m0$Build-2</meta:generator>
    <meta:document-statistic meta:object-count="60"/>
  </office:meta>
</office:document-meta>
</file>